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comm_sz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0.000014" calcext:value-type="float">
            <text:p>0.000014</text:p>
          </table:table-cell>
          <table:table-cell table:style-name="ce1" office:value-type="float" office:value="0.000022" calcext:value-type="float">
            <text:p>0.000022</text:p>
          </table:table-cell>
          <table:table-cell office:value-type="float" office:value="0.000026" calcext:value-type="float">
            <text:p>0.000026</text:p>
          </table:table-cell>
          <table:table-cell office:value-type="float" office:value="0.000087" calcext:value-type="float">
            <text:p>0.000087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.000008" calcext:value-type="float">
            <text:p>0.000008</text:p>
          </table:table-cell>
          <table:table-cell table:number-columns-repeated="2" office:value-type="float" office:value="0.000014" calcext:value-type="float">
            <text:p>0.000014</text:p>
          </table:table-cell>
          <table:table-cell office:value-type="float" office:value="0.000051" calcext:value-type="float">
            <text:p>0.00005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000039" calcext:value-type="float">
            <text:p>0.000039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04" calcext:value-type="float">
            <text:p>0.000004</text:p>
          </table:table-cell>
          <table:table-cell table:number-columns-repeated="2" office:value-type="float" office:value="0.000006" calcext:value-type="float">
            <text:p>0.000006</text:p>
          </table:table-cell>
          <table:table-cell office:value-type="float" office:value="0.000021" calcext:value-type="float">
            <text:p>0.000021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2" calcext:value-type="float">
            <text:p>0.000002</text:p>
          </table:table-cell>
          <table:table-cell table:number-columns-repeated="2" office:value-type="float" office:value="0.000003" calcext:value-type="float">
            <text:p>0.000003</text:p>
          </table:table-cell>
          <table:table-cell office:value-type="float" office:value="0.00001" calcext:value-type="float">
            <text:p>0.000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omm_sz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]*1000" office:value-type="float" office:value="0.006" calcext:value-type="float">
            <text:p>0.006</text:p>
          </table:table-cell>
          <table:table-cell table:formula="of:=[.C2]*1000" office:value-type="float" office:value="0.014" calcext:value-type="float">
            <text:p>0.014</text:p>
          </table:table-cell>
          <table:table-cell table:formula="of:=[.D2]*1000" office:value-type="float" office:value="0.022" calcext:value-type="float">
            <text:p>0.022</text:p>
          </table:table-cell>
          <table:table-cell table:formula="of:=[.E2]*1000" office:value-type="float" office:value="0.026" calcext:value-type="float">
            <text:p>0.026</text:p>
          </table:table-cell>
          <table:table-cell table:formula="of:=[.F2]*1000" office:value-type="float" office:value="0.087" calcext:value-type="float">
            <text:p>0.087</text:p>
          </table:table-cell>
          <table:table-cell/>
          <table:table-cell office:value-type="string" calcext:value-type="string">
            <text:p>comm_sz</text:p>
          </table:table-cell>
          <table:table-cell table:formula="of:=[.$H$3]*([.B8]/[.$A9])+[.$I$3]*LOG([.$A9];2)" office:value-type="float" office:value="1024" calcext:value-type="float">
            <text:p>1024</text:p>
          </table:table-cell>
          <table:table-cell table:formula="of:=[.$H$3]*([.C8]/[.$A9])+[.$I$3]*LOG([.$A9];2)" office:value-type="float" office:value="2048" calcext:value-type="float">
            <text:p>2048</text:p>
          </table:table-cell>
          <table:table-cell table:formula="of:=[.$H$3]*([.D8]/[.$A9])+[.$I$3]*LOG([.$A9];2)" office:value-type="float" office:value="4096" calcext:value-type="float">
            <text:p>4096</text:p>
          </table:table-cell>
          <table:table-cell table:formula="of:=[.$H$3]*([.E8]/[.$A9])+[.$I$3]*LOG([.$A9];2)" office:value-type="float" office:value="8192" calcext:value-type="float">
            <text:p>8192</text:p>
          </table:table-cell>
          <table:table-cell table:formula="of:=[.$H$3]*([.F8]/[.$A9])+[.$I$3]*LOG([.$A9];2)" office:value-type="float" office:value="16384" calcext:value-type="float">
            <text:p>163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]*1000" office:value-type="float" office:value="0.004" calcext:value-type="float">
            <text:p>0.004</text:p>
          </table:table-cell>
          <table:table-cell table:formula="of:=[.C3]*1000" office:value-type="float" office:value="0.008" calcext:value-type="float">
            <text:p>0.008</text:p>
          </table:table-cell>
          <table:table-cell table:formula="of:=[.D3]*1000" office:value-type="float" office:value="0.014" calcext:value-type="float">
            <text:p>0.014</text:p>
          </table:table-cell>
          <table:table-cell table:formula="of:=[.E3]*1000" office:value-type="float" office:value="0.014" calcext:value-type="float">
            <text:p>0.014</text:p>
          </table:table-cell>
          <table:table-cell table:formula="of:=[.F3]*1000" office:value-type="float" office:value="0.051" calcext:value-type="float">
            <text:p>0.051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H$3]*([.B9]/[.$A10])+[.$I$3]*LOG([.$A10];2)" office:value-type="float" office:value="4.003" calcext:value-type="float">
            <text:p>4.003</text:p>
          </table:table-cell>
          <table:table-cell table:formula="of:=[.$H$3]*([.C9]/[.$A10])+[.$I$3]*LOG([.$A10];2)" office:value-type="float" office:value="4.007" calcext:value-type="float">
            <text:p>4.007</text:p>
          </table:table-cell>
          <table:table-cell table:formula="of:=[.$H$3]*([.D9]/[.$A10])+[.$I$3]*LOG([.$A10];2)" office:value-type="float" office:value="4.011" calcext:value-type="float">
            <text:p>4.011</text:p>
          </table:table-cell>
          <table:table-cell table:formula="of:=[.$H$3]*([.E9]/[.$A10])+[.$I$3]*LOG([.$A10];2)" office:value-type="float" office:value="4.013" calcext:value-type="float">
            <text:p>4.013</text:p>
          </table:table-cell>
          <table:table-cell table:formula="of:=[.$H$3]*([.F9]/[.$A10])+[.$I$3]*LOG([.$A10];2)" office:value-type="float" office:value="4.0435" calcext:value-type="float">
            <text:p>4.04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4]*1000" office:value-type="float" office:value="0.002" calcext:value-type="float">
            <text:p>0.002</text:p>
          </table:table-cell>
          <table:table-cell table:formula="of:=[.C4]*1000" office:value-type="float" office:value="0.006" calcext:value-type="float">
            <text:p>0.006</text:p>
          </table:table-cell>
          <table:table-cell table:formula="of:=[.D4]*1000" office:value-type="float" office:value="0.011" calcext:value-type="float">
            <text:p>0.011</text:p>
          </table:table-cell>
          <table:table-cell table:formula="of:=[.E4]*1000" office:value-type="float" office:value="0.012" calcext:value-type="float">
            <text:p>0.012</text:p>
          </table:table-cell>
          <table:table-cell table:formula="of:=[.F4]*1000" office:value-type="float" office:value="0.039" calcext:value-type="float">
            <text:p>0.039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H$3]*([.B10]/[.$A11])+[.$I$3]*LOG([.$A11];2)" office:value-type="float" office:value="8.001" calcext:value-type="float">
            <text:p>8.001</text:p>
          </table:table-cell>
          <table:table-cell table:formula="of:=[.$H$3]*([.C10]/[.$A11])+[.$I$3]*LOG([.$A11];2)" office:value-type="float" office:value="8.002" calcext:value-type="float">
            <text:p>8.002</text:p>
          </table:table-cell>
          <table:table-cell table:formula="of:=[.$H$3]*([.D10]/[.$A11])+[.$I$3]*LOG([.$A11];2)" office:value-type="float" office:value="8.0035" calcext:value-type="float">
            <text:p>8.0035</text:p>
          </table:table-cell>
          <table:table-cell table:formula="of:=[.$H$3]*([.E10]/[.$A11])+[.$I$3]*LOG([.$A11];2)" office:value-type="float" office:value="8.0035" calcext:value-type="float">
            <text:p>8.0035</text:p>
          </table:table-cell>
          <table:table-cell table:formula="of:=[.$H$3]*([.F10]/[.$A11])+[.$I$3]*LOG([.$A11];2)" office:value-type="float" office:value="8.01275" calcext:value-type="float">
            <text:p>8.012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5]*1000" office:value-type="float" office:value="0.002" calcext:value-type="float">
            <text:p>0.002</text:p>
          </table:table-cell>
          <table:table-cell table:formula="of:=[.C5]*1000" office:value-type="float" office:value="0.004" calcext:value-type="float">
            <text:p>0.004</text:p>
          </table:table-cell>
          <table:table-cell table:formula="of:=[.D5]*1000" office:value-type="float" office:value="0.006" calcext:value-type="float">
            <text:p>0.006</text:p>
          </table:table-cell>
          <table:table-cell table:formula="of:=[.E5]*1000" office:value-type="float" office:value="0.006" calcext:value-type="float">
            <text:p>0.006</text:p>
          </table:table-cell>
          <table:table-cell table:formula="of:=[.F5]*1000" office:value-type="float" office:value="0.021" calcext:value-type="float">
            <text:p>0.021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H$3]*([.B11]/[.$A12])+[.$I$3]*LOG([.$A12];2)" office:value-type="float" office:value="12.00025" calcext:value-type="float">
            <text:p>12.00025</text:p>
          </table:table-cell>
          <table:table-cell table:formula="of:=[.$H$3]*([.C11]/[.$A12])+[.$I$3]*LOG([.$A12];2)" office:value-type="float" office:value="12.00075" calcext:value-type="float">
            <text:p>12.00075</text:p>
          </table:table-cell>
          <table:table-cell table:formula="of:=[.$H$3]*([.D11]/[.$A12])+[.$I$3]*LOG([.$A12];2)" office:value-type="float" office:value="12.001375" calcext:value-type="float">
            <text:p>12.001375</text:p>
          </table:table-cell>
          <table:table-cell table:formula="of:=[.$H$3]*([.E11]/[.$A12])+[.$I$3]*LOG([.$A12];2)" office:value-type="float" office:value="12.0015" calcext:value-type="float">
            <text:p>12.0015</text:p>
          </table:table-cell>
          <table:table-cell table:formula="of:=[.$H$3]*([.F11]/[.$A12])+[.$I$3]*LOG([.$A12];2)" office:value-type="float" office:value="12.004875" calcext:value-type="float">
            <text:p>12.0048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6]*1000" office:value-type="float" office:value="0.001" calcext:value-type="float">
            <text:p>0.001</text:p>
          </table:table-cell>
          <table:table-cell table:formula="of:=[.C6]*1000" office:value-type="float" office:value="0.002" calcext:value-type="float">
            <text:p>0.002</text:p>
          </table:table-cell>
          <table:table-cell table:formula="of:=[.D6]*1000" office:value-type="float" office:value="0.003" calcext:value-type="float">
            <text:p>0.003</text:p>
          </table:table-cell>
          <table:table-cell table:formula="of:=[.E6]*1000" office:value-type="float" office:value="0.003" calcext:value-type="float">
            <text:p>0.003</text:p>
          </table:table-cell>
          <table:table-cell table:formula="of:=[.F6]*1000" office:value-type="float" office:value="0.01" calcext:value-type="float">
            <text:p>0.01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$H$3]*([.B12]/[.$A13])+[.$I$3]*LOG([.$A13];2)" office:value-type="float" office:value="16.000125" calcext:value-type="float">
            <text:p>16.000125</text:p>
          </table:table-cell>
          <table:table-cell table:formula="of:=[.$H$3]*([.C12]/[.$A13])+[.$I$3]*LOG([.$A13];2)" office:value-type="float" office:value="16.00025" calcext:value-type="float">
            <text:p>16.00025</text:p>
          </table:table-cell>
          <table:table-cell table:formula="of:=[.$H$3]*([.D12]/[.$A13])+[.$I$3]*LOG([.$A13];2)" office:value-type="float" office:value="16.000375" calcext:value-type="float">
            <text:p>16.000375</text:p>
          </table:table-cell>
          <table:table-cell table:formula="of:=[.$H$3]*([.E12]/[.$A13])+[.$I$3]*LOG([.$A13];2)" office:value-type="float" office:value="16.000375" calcext:value-type="float">
            <text:p>16.000375</text:p>
          </table:table-cell>
          <table:table-cell table:formula="of:=[.$H$3]*([.F12]/[.$A13])+[.$I$3]*LOG([.$A13];2)" office:value-type="float" office:value="16.0013125" calcext:value-type="float">
            <text:p>16.0013125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comm_sz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9]/[.B9]" office:value-type="float" office:value="1" calcext:value-type="float">
            <text:p>1</text:p>
          </table:table-cell>
          <table:table-cell table:formula="of:=[.C$9]/[.C9]" office:value-type="float" office:value="1" calcext:value-type="float">
            <text:p>1</text:p>
          </table:table-cell>
          <table:table-cell table:formula="of:=[.D$9]/[.D9]" office:value-type="float" office:value="1" calcext:value-type="float">
            <text:p>1</text:p>
          </table:table-cell>
          <table:table-cell table:formula="of:=[.E$9]/[.E9]" office:value-type="float" office:value="1" calcext:value-type="float">
            <text:p>1</text:p>
          </table:table-cell>
          <table:table-cell table:formula="of:=[.F$9]/[.F9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$9]/[.B10]" office:value-type="float" office:value="1.5" calcext:value-type="float">
            <text:p>1.5</text:p>
          </table:table-cell>
          <table:table-cell table:formula="of:=[.C$9]/[.C10]" office:value-type="float" office:value="1.75" calcext:value-type="float">
            <text:p>1.75</text:p>
          </table:table-cell>
          <table:table-cell table:formula="of:=[.D$9]/[.D10]" office:value-type="float" office:value="1.57142857142857" calcext:value-type="float">
            <text:p>1.5714285714</text:p>
          </table:table-cell>
          <table:table-cell table:formula="of:=[.E$9]/[.E10]" office:value-type="float" office:value="1.85714285714286" calcext:value-type="float">
            <text:p>1.8571428571</text:p>
          </table:table-cell>
          <table:table-cell table:formula="of:=[.F$9]/[.F10]" office:value-type="float" office:value="1.70588235294118" calcext:value-type="float">
            <text:p>1.7058823529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$9]/[.B11]" office:value-type="float" office:value="3" calcext:value-type="float">
            <text:p>3</text:p>
          </table:table-cell>
          <table:table-cell table:formula="of:=[.C$9]/[.C11]" office:value-type="float" office:value="2.33333333333333" calcext:value-type="float">
            <text:p>2.3333333333</text:p>
          </table:table-cell>
          <table:table-cell table:formula="of:=[.D$9]/[.D11]" office:value-type="float" office:value="2" calcext:value-type="float">
            <text:p>2</text:p>
          </table:table-cell>
          <table:table-cell table:formula="of:=[.E$9]/[.E11]" office:value-type="float" office:value="2.16666666666667" calcext:value-type="float">
            <text:p>2.1666666667</text:p>
          </table:table-cell>
          <table:table-cell table:formula="of:=[.F$9]/[.F11]" office:value-type="float" office:value="2.23076923076923" calcext:value-type="float">
            <text:p>2.230769230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$9]/[.B12]" office:value-type="float" office:value="3" calcext:value-type="float">
            <text:p>3</text:p>
          </table:table-cell>
          <table:table-cell table:formula="of:=[.C$9]/[.C12]" office:value-type="float" office:value="3.5" calcext:value-type="float">
            <text:p>3.5</text:p>
          </table:table-cell>
          <table:table-cell table:formula="of:=[.D$9]/[.D12]" office:value-type="float" office:value="3.66666666666667" calcext:value-type="float">
            <text:p>3.6666666667</text:p>
          </table:table-cell>
          <table:table-cell table:formula="of:=[.E$9]/[.E12]" office:value-type="float" office:value="4.33333333333333" calcext:value-type="float">
            <text:p>4.3333333333</text:p>
          </table:table-cell>
          <table:table-cell table:formula="of:=[.F$9]/[.F12]" office:value-type="float" office:value="4.14285714285714" calcext:value-type="float">
            <text:p>4.1428571429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$9]/[.B13]" office:value-type="float" office:value="6" calcext:value-type="float">
            <text:p>6</text:p>
          </table:table-cell>
          <table:table-cell table:formula="of:=[.C$9]/[.C13]" office:value-type="float" office:value="7" calcext:value-type="float">
            <text:p>7</text:p>
          </table:table-cell>
          <table:table-cell table:formula="of:=[.D$9]/[.D13]" office:value-type="float" office:value="7.33333333333333" calcext:value-type="float">
            <text:p>7.3333333333</text:p>
          </table:table-cell>
          <table:table-cell table:formula="of:=[.E$9]/[.E13]" office:value-type="float" office:value="8.66666666666667" calcext:value-type="float">
            <text:p>8.6666666667</text:p>
          </table:table-cell>
          <table:table-cell table:formula="of:=[.F$9]/[.F13]" office:value-type="float" office:value="8.7" calcext:value-type="float">
            <text:p>8.7</text:p>
          </table:table-cell>
          <table:table-cell table:number-columns-repeated="7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comm_sz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7]/[.$A17]" office:value-type="float" office:value="1" calcext:value-type="float">
            <text:p>1</text:p>
          </table:table-cell>
          <table:table-cell table:formula="of:=[.C17]/[.$A17]" office:value-type="float" office:value="1" calcext:value-type="float">
            <text:p>1</text:p>
          </table:table-cell>
          <table:table-cell table:formula="of:=[.D17]/[.$A17]" office:value-type="float" office:value="1" calcext:value-type="float">
            <text:p>1</text:p>
          </table:table-cell>
          <table:table-cell table:formula="of:=[.E17]/[.$A17]" office:value-type="float" office:value="1" calcext:value-type="float">
            <text:p>1</text:p>
          </table:table-cell>
          <table:table-cell table:formula="of:=[.F17]/[.$A17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18]/[.$A18]" office:value-type="float" office:value="0.75" calcext:value-type="float">
            <text:p>0.75</text:p>
          </table:table-cell>
          <table:table-cell table:formula="of:=[.C18]/[.$A18]" office:value-type="float" office:value="0.875" calcext:value-type="float">
            <text:p>0.875</text:p>
          </table:table-cell>
          <table:table-cell table:formula="of:=[.D18]/[.$A18]" office:value-type="float" office:value="0.785714285714286" calcext:value-type="float">
            <text:p>0.7857142857</text:p>
          </table:table-cell>
          <table:table-cell table:formula="of:=[.E18]/[.$A18]" office:value-type="float" office:value="0.928571428571429" calcext:value-type="float">
            <text:p>0.9285714286</text:p>
          </table:table-cell>
          <table:table-cell table:formula="of:=[.F18]/[.$A18]" office:value-type="float" office:value="0.852941176470588" calcext:value-type="float">
            <text:p>0.8529411765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9]/[.$A19]" office:value-type="float" office:value="0.75" calcext:value-type="float">
            <text:p>0.75</text:p>
          </table:table-cell>
          <table:table-cell table:formula="of:=[.C19]/[.$A19]" office:value-type="float" office:value="0.583333333333333" calcext:value-type="float">
            <text:p>0.5833333333</text:p>
          </table:table-cell>
          <table:table-cell table:formula="of:=[.D19]/[.$A19]" office:value-type="float" office:value="0.5" calcext:value-type="float">
            <text:p>0.5</text:p>
          </table:table-cell>
          <table:table-cell table:formula="of:=[.E19]/[.$A19]" office:value-type="float" office:value="0.541666666666667" calcext:value-type="float">
            <text:p>0.5416666667</text:p>
          </table:table-cell>
          <table:table-cell table:formula="of:=[.F19]/[.$A19]" office:value-type="float" office:value="0.557692307692308" calcext:value-type="float">
            <text:p>0.5576923077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20]/[.$A20]" office:value-type="float" office:value="0.375" calcext:value-type="float">
            <text:p>0.375</text:p>
          </table:table-cell>
          <table:table-cell table:formula="of:=[.C20]/[.$A20]" office:value-type="float" office:value="0.4375" calcext:value-type="float">
            <text:p>0.4375</text:p>
          </table:table-cell>
          <table:table-cell table:formula="of:=[.D20]/[.$A20]" office:value-type="float" office:value="0.458333333333333" calcext:value-type="float">
            <text:p>0.4583333333</text:p>
          </table:table-cell>
          <table:table-cell table:formula="of:=[.E20]/[.$A20]" office:value-type="float" office:value="0.541666666666667" calcext:value-type="float">
            <text:p>0.5416666667</text:p>
          </table:table-cell>
          <table:table-cell table:formula="of:=[.F20]/[.$A20]" office:value-type="float" office:value="0.517857142857143" calcext:value-type="float">
            <text:p>0.5178571429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21]/[.$A21]" office:value-type="float" office:value="0.375" calcext:value-type="float">
            <text:p>0.375</text:p>
          </table:table-cell>
          <table:table-cell table:formula="of:=[.C21]/[.$A21]" office:value-type="float" office:value="0.4375" calcext:value-type="float">
            <text:p>0.4375</text:p>
          </table:table-cell>
          <table:table-cell table:formula="of:=[.D21]/[.$A21]" office:value-type="float" office:value="0.458333333333333" calcext:value-type="float">
            <text:p>0.4583333333</text:p>
          </table:table-cell>
          <table:table-cell table:formula="of:=[.E21]/[.$A21]" office:value-type="float" office:value="0.541666666666667" calcext:value-type="float">
            <text:p>0.5416666667</text:p>
          </table:table-cell>
          <table:table-cell table:formula="of:=[.F21]/[.$A21]" office:value-type="float" office:value="0.54375" calcext:value-type="float">
            <text:p>0.5437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9T23:19:45.759404043</meta:creation-date>
    <dc:date>2017-04-20T00:29:15.115964530</dc:date>
    <meta:editing-duration>PT13M33S</meta:editing-duration>
    <meta:editing-cycles>2</meta:editing-cycles>
    <meta:generator>LibreOffice/5.1.6.2$Linux_X86_64 LibreOffice_project/10m0$Build-2</meta:generator>
    <meta:document-statistic meta:table-count="1" meta:cell-count="176" meta:object-count="0"/>
  </office:meta>
</office:document-meta>
</file>